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8.2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me de dominio</text:p>
          </table:table-cell>
          <table:table-cell office:value-type="string" calcext:value-type="string">
            <text:p>Xilgaro-DM</text:p>
          </table:table-cell>
        </table:table-row>
        <table:table-row table:style-name="ro1">
          <table:table-cell office:value-type="string" calcext:value-type="string">
            <text:p>Sufixo de domino</text:p>
          </table:table-cell>
          <table:table-cell office:value-type="string" calcext:value-type="string">
            <text:p>intranet</text:p>
          </table:table-cell>
        </table:table-row>
      </table:table>
      <table:table table:name="OU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Sede-Vigo</text:p>
          </table:table-cell>
          <table:table-cell table:formula="of:=CONCATENATE(&quot;DC=&quot;;[Datos.$B$1];&quot;,DC=&quot;;[$Datos.B$2])" office:value-type="string" office:string-value="DC=Xilgaro-DM,DC=intranet" calcext:value-type="string">
            <text:p>DC=Xilgaro-DM,DC=intranet</text:p>
          </table:table-cell>
        </table:table-row>
        <table:table-row table:style-name="ro1">
          <table:table-cell office:value-type="string" calcext:value-type="string">
            <text:p>Equipos</text:p>
          </table:table-cell>
          <table:table-cell table:formula="of:=CONCATENATE(&quot;OU=&quot;;[.$A$2];&quot;,&quot;;[.$B$2])" office:value-type="string" office:string-value="OU=Sede-Vigo,DC=Xilgaro-DM,DC=intranet" calcext:value-type="string">
            <text:p>OU=Sede-Vigo,DC=Xilgaro-DM,DC=intranet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table:formula="of:=CONCATENATE(&quot;OU=&quot;;[.$A$2];&quot;,&quot;;[.$B$2])" office:value-type="string" office:string-value="OU=Sede-Vigo,DC=Xilgaro-DM,DC=intranet" calcext:value-type="string">
            <text:p>OU=Sede-Vigo,DC=Xilgaro-DM,DC=intranet</text:p>
          </table:table-cell>
        </table:table-row>
        <table:table-row table:style-name="ro1">
          <table:table-cell office:value-type="string" calcext:value-type="string">
            <text:p>Talleres</text:p>
          </table:table-cell>
          <table:table-cell table:formula="of:=CONCATENATE(&quot;OU=&quot;;[.$A$3];&quot;,&quot;;[.$B$3])" office:value-type="string" office:string-value="OU=Equipos,OU=Sede-Vigo,DC=Xilgaro-DM,DC=intranet" calcext:value-type="string">
            <text:p>OU=Equipos,OU=Sede-Vigo,DC=Xilgaro-DM,DC=intranet</text:p>
          </table:table-cell>
        </table:table-row>
        <table:table-row table:style-name="ro1">
          <table:table-cell office:value-type="string" calcext:value-type="string">
            <text:p>Dirección</text:p>
          </table:table-cell>
          <table:table-cell table:formula="of:=CONCATENATE(&quot;OU=&quot;;[.$A$3];&quot;,&quot;;[.$B$3])" office:value-type="string" office:string-value="OU=Equipos,OU=Sede-Vigo,DC=Xilgaro-DM,DC=intranet" calcext:value-type="string">
            <text:p>OU=Equipos,OU=Sede-Vigo,DC=Xilgaro-DM,DC=intranet</text:p>
          </table:table-cell>
        </table:table-row>
        <table:table-row table:style-name="ro1">
          <table:table-cell office:value-type="string" calcext:value-type="string">
            <text:p>Departamentos</text:p>
          </table:table-cell>
          <table:table-cell table:formula="of:=CONCATENATE(&quot;OU=&quot;;[.$A$3];&quot;,&quot;;[.$B$3])" office:value-type="string" office:string-value="OU=Equipos,OU=Sede-Vigo,DC=Xilgaro-DM,DC=intranet" calcext:value-type="string">
            <text:p>OU=Equipos,OU=Sede-Vigo,DC=Xilgaro-DM,DC=intranet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6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7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8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9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10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11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T12</text:p>
          </table:table-cell>
          <table:table-cell table:formula="of:=CONCATENATE(&quot;OU=&quot;;[.$A$5];&quot;,&quot;;[.$B$5])" office:value-type="string" office:string-value="OU=Talleres,OU=Equipos,OU=Sede-Vigo,DC=Xilgaro-DM,DC=intranet" calcext:value-type="string">
            <text:p>OU=Talleres,OU=Equipos,OU=Sede-Vigo,DC=Xilgaro-DM,DC=intranet</text:p>
          </table:table-cell>
        </table:table-row>
        <table:table-row table:style-name="ro1">
          <table:table-cell office:value-type="string" calcext:value-type="string">
            <text:p>Dirección</text:p>
          </table:table-cell>
          <table:table-cell table:formula="of:=CONCATENATE(&quot;OU=&quot;;[.$A$4];&quot;,&quot;;[.$B$4])" office:value-type="string" office:string-value="OU=Usuarios,OU=Sede-Vigo,DC=Xilgaro-DM,DC=intranet" calcext:value-type="string">
            <text:p>OU=Usuarios,OU=Sede-Vigo,DC=Xilgaro-DM,DC=intranet</text:p>
          </table:table-cell>
        </table:table-row>
        <table:table-row table:style-name="ro1">
          <table:table-cell office:value-type="string" calcext:value-type="string">
            <text:p>Profesorado</text:p>
          </table:table-cell>
          <table:table-cell table:formula="of:=CONCATENATE(&quot;OU=&quot;;[.$A$4];&quot;,&quot;;[.$B$4])" office:value-type="string" office:string-value="OU=Usuarios,OU=Sede-Vigo,DC=Xilgaro-DM,DC=intranet" calcext:value-type="string">
            <text:p>OU=Usuarios,OU=Sede-Vigo,DC=Xilgaro-DM,DC=intranet</text:p>
          </table:table-cell>
        </table:table-row>
        <table:table-row table:style-name="ro1">
          <table:table-cell office:value-type="string" calcext:value-type="string">
            <text:p>Alumnado</text:p>
          </table:table-cell>
          <table:table-cell table:formula="of:=CONCATENATE(&quot;OU=&quot;;[.$A$4];&quot;,&quot;;[.$B$4])" office:value-type="string" office:string-value="OU=Usuarios,OU=Sede-Vigo,DC=Xilgaro-DM,DC=intranet" calcext:value-type="string">
            <text:p>OU=Usuarios,OU=Sede-Vigo,DC=Xilgaro-DM,DC=intranet</text:p>
          </table:table-cell>
        </table:table-row>
        <table:table-row table:style-name="ro1">
          <table:table-cell office:value-type="string" calcext:value-type="string">
            <text:p>FOL</text:p>
          </table:table-cell>
          <table:table-cell table:formula="of:=CONCATENATE(&quot;OU=&quot;;[.$A$21];&quot;,&quot;;[.$B$21])" office:value-type="string" office:string-value="OU=Profesorado,OU=Usuarios,OU=Sede-Vigo,DC=Xilgaro-DM,DC=intranet" calcext:value-type="string">
            <text:p>OU=Profesorado,OU=Usuarios,OU=Sede-Vigo,DC=Xilgaro-DM,DC=intranet</text:p>
          </table:table-cell>
        </table:table-row>
        <table:table-row table:style-name="ro1">
          <table:table-cell office:value-type="string" calcext:value-type="string">
            <text:p>Galego</text:p>
          </table:table-cell>
          <table:table-cell table:formula="of:=CONCATENATE(&quot;OU=&quot;;[.$A$21];&quot;,&quot;;[.$B$21])" office:value-type="string" office:string-value="OU=Profesorado,OU=Usuarios,OU=Sede-Vigo,DC=Xilgaro-DM,DC=intranet" calcext:value-type="string">
            <text:p>OU=Profesorado,OU=Usuarios,OU=Sede-Vigo,DC=Xilgaro-DM,DC=intranet</text:p>
          </table:table-cell>
        </table:table-row>
        <table:table-row table:style-name="ro1">
          <table:table-cell office:value-type="string" calcext:value-type="string">
            <text:p>Informática</text:p>
          </table:table-cell>
          <table:table-cell table:formula="of:=CONCATENATE(&quot;OU=&quot;;[.$A$21];&quot;,&quot;;[.$B$21])" office:value-type="string" office:string-value="OU=Profesorado,OU=Usuarios,OU=Sede-Vigo,DC=Xilgaro-DM,DC=intranet" calcext:value-type="string">
            <text:p>OU=Profesorado,OU=Usuarios,OU=Sede-Vigo,DC=Xilgaro-DM,DC=intranet</text:p>
          </table:table-cell>
        </table:table-row>
        <table:table-row table:style-name="ro1">
          <table:table-cell office:value-type="string" calcext:value-type="string">
            <text:p>Matemáticas</text:p>
          </table:table-cell>
          <table:table-cell table:formula="of:=CONCATENATE(&quot;OU=&quot;;[.$A$21];&quot;,&quot;;[.$B$21])" office:value-type="string" office:string-value="OU=Profesorado,OU=Usuarios,OU=Sede-Vigo,DC=Xilgaro-DM,DC=intranet" calcext:value-type="string">
            <text:p>OU=Profesorado,OU=Usuarios,OU=Sede-Vigo,DC=Xilgaro-DM,DC=intranet</text:p>
          </table:table-cell>
        </table:table-row>
        <table:table-row table:style-name="ro1">
          <table:table-cell office:value-type="string" calcext:value-type="string">
            <text:p>INF-DIU-PRE-ASIR</text:p>
          </table:table-cell>
          <table:table-cell table:formula="of:=CONCATENATE(&quot;OU=&quot;;[.$A$22];&quot;,&quot;;[.$B$22])" office:value-type="string" office:string-value="OU=Alumnado,OU=Usuarios,OU=Sede-Vigo,DC=Xilgaro-DM,DC=intranet" calcext:value-type="string">
            <text:p>OU=Alumnado,OU=Usuarios,OU=Sede-Vigo,DC=Xilgaro-DM,DC=intranet</text:p>
          </table:table-cell>
        </table:table-row>
        <table:table-row table:style-name="ro1">
          <table:table-cell office:value-type="string" calcext:value-type="string">
            <text:p>INF-ADU-PRE-DAM</text:p>
          </table:table-cell>
          <table:table-cell table:formula="of:=CONCATENATE(&quot;OU=&quot;;[.$A$22];&quot;,&quot;;[.$B$22])" office:value-type="string" office:string-value="OU=Alumnado,OU=Usuarios,OU=Sede-Vigo,DC=Xilgaro-DM,DC=intranet" calcext:value-type="string">
            <text:p>OU=Alumnado,OU=Usuarios,OU=Sede-Vigo,DC=Xilgaro-DM,DC=intranet</text:p>
          </table:table-cell>
        </table:table-row>
        <table:table-row table:style-name="ro1">
          <table:table-cell office:value-type="string" calcext:value-type="string">
            <text:p>INF-DIU-PRE-IABD</text:p>
          </table:table-cell>
          <table:table-cell table:formula="of:=CONCATENATE(&quot;OU=&quot;;[.$A$22];&quot;,&quot;;[.$B$22])" office:value-type="string" office:string-value="OU=Alumnado,OU=Usuarios,OU=Sede-Vigo,DC=Xilgaro-DM,DC=intranet" calcext:value-type="string">
            <text:p>OU=Alumnado,OU=Usuarios,OU=Sede-Vigo,DC=Xilgaro-DM,DC=intranet</text:p>
          </table:table-cell>
        </table:table-row>
        <table:table-row table:style-name="ro1">
          <table:table-cell office:value-type="string" calcext:value-type="string">
            <text:p>INF-DIU-PRE-SMR</text:p>
          </table:table-cell>
          <table:table-cell table:formula="of:=CONCATENATE(&quot;OU=&quot;;[.$A$22];&quot;,&quot;;[.$B$22])" office:value-type="string" office:string-value="OU=Alumnado,OU=Usuarios,OU=Sede-Vigo,DC=Xilgaro-DM,DC=intranet" calcext:value-type="string">
            <text:p>OU=Alumnado,OU=Usuarios,OU=Sede-Vigo,DC=Xilgaro-DM,DC=intranet</text:p>
          </table:table-cell>
        </table:table-row>
        <table:table-row table:style-name="ro2">
          <table:table-cell table:style-name="ce1" office:value-type="string" calcext:value-type="string">
            <text:p>INF-ADU-VIR-CYBER</text:p>
          </table:table-cell>
          <table:table-cell table:formula="of:=CONCATENATE(&quot;OU=&quot;;[.$A$22];&quot;,&quot;;[.$B$22])" office:value-type="string" office:string-value="OU=Alumnado,OU=Usuarios,OU=Sede-Vigo,DC=Xilgaro-DM,DC=intranet" calcext:value-type="string">
            <text:p>OU=Alumnado,OU=Usuarios,OU=Sede-Vigo,DC=Xilgaro-DM,DC=intran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4">00/00/0000</text:date>, <text:time style:data-style-name="N2" text:time-value="16:52:36.7522723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8T13:44:59.965335167</meta:creation-date>
    <dc:date>2025-09-04T16:54:02.698189964</dc:date>
    <meta:editing-duration>PT15M29S</meta:editing-duration>
    <meta:editing-cycles>4</meta:editing-cycles>
    <meta:generator>LibreOffice/24.2.7.2$Linux_X86_64 LibreOffice_project/420$Build-2</meta:generator>
    <meta:document-statistic meta:table-count="2" meta:cell-count="66" meta:object-count="0"/>
  </office:meta>
</office:document-meta>
</file>